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quare" draw:fill-color="#cccccc" draw:textarea-vertical-align="middle" draw:auto-grow-height="false" fo:min-height="3.147cm" fo:min-width="4.89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008cm" fo:min-width="0.758cm"/>
    </style:style>
    <style:style style:name="gr3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hatch" draw:fill-hatch-name="Black_20_45_20_Degrees_20_Wide" draw:textarea-horizontal-align="justify" draw:textarea-vertical-align="middle" draw:auto-grow-height="false" fo:min-height="2.544cm" fo:min-width="17.661cm"/>
    </style:style>
    <style:style style:name="gr5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marker-end="Square" draw:fill-color="#cccccc" draw:textarea-vertical-align="middle" draw:auto-grow-height="false" fo:min-height="3.112cm" fo:min-width="4.834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841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587cm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Black_20_45_20_Degrees_20_Wide"/>
      <style:paragraph-properties fo:text-align="center"/>
    </style:style>
    <style:style style:name="P5" style:family="paragraph">
      <style:text-properties style:font-name="Liberation Serif"/>
    </style:style>
    <style:style style:name="P6" style:family="paragraph">
      <loext:graphic-properties draw:fill="solid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4cm" svg:height="3.395cm" draw:transform="rotate (0.475427688243256) translate (6.969cm 15.381cm)">
          <text:p/>
          <draw:enhanced-geometry svg:viewBox="0 0 21600 21600" draw:text-areas="0 0 21600 21600" draw:mirror-horizontal="false" draw:mirror-vertical="false" draw:type="circular-arrow" draw:modifiers="-100.525334817313 -21.2452183582681 9267.859352337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778cm" svg:height="1.778cm" svg:x="13.7cm" svg:y="13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779cm" svg:y1="4.556cm" svg:x2="10.779cm" svg:y2="16.24cm">
          <text:p/>
        </draw:line>
        <draw:custom-shape draw:style-name="gr4" draw:text-style-name="P4" draw:layer="layout" svg:width="18.161cm" svg:height="2.794cm" svg:x="1.635cm" svg:y="1.76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715cm" svg:y1="17.637cm" svg:x2="14.208cm" svg:y2="14.97cm">
          <text:p/>
        </draw:line>
        <draw:custom-shape draw:style-name="gr2" draw:text-style-name="P2" draw:layer="layout" svg:width="1.778cm" svg:height="1.778cm" svg:x="5.699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333cm" svg:height="3.361cm" draw:transform="skewX (0.00209439510239325) rotate (-2.66616496534654) translate (14.64cm 16.564cm)">
          <text:p/>
          <draw:enhanced-geometry svg:viewBox="0 0 21600 21600" draw:text-areas="0 0 21600 21600" draw:mirror-horizontal="false" draw:mirror-vertical="false" draw:type="circular-arrow" draw:modifiers="-100.525334817313 -21.2452183582681 9267.859352337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13.319cm" svg:y1="8.874cm" svg:x2="11.541cm" svg:y2="9.89cm">
          <text:p/>
        </draw:line>
        <draw:frame draw:style-name="gr8" draw:text-style-name="P6" draw:layer="layout" svg:width="4.064cm" svg:height="1.143cm" svg:x="13.192cm" svg:y="8.112cm">
          <draw:text-box>
            <text:p text:style-name="P5"><text:span text:style-name="T1">Torsion Fiber</text:span></text:p>
          </draw:text-box>
        </draw:frame>
        <draw:line draw:style-name="gr7" draw:text-style-name="P3" draw:layer="layout" svg:x1="7.223cm" svg:y1="13.954cm" svg:x2="8.62cm" svg:y2="15.605cm">
          <text:p/>
        </draw:line>
        <draw:frame draw:style-name="gr8" draw:text-style-name="P6" draw:layer="layout" svg:width="3.175cm" svg:height="1.143cm" svg:x="5.191cm" svg:y="12.938cm">
          <draw:text-box>
            <text:p text:style-name="P5"><text:span text:style-name="T1">Pendulum</text:span></text:p>
          </draw:text-box>
        </draw:frame>
        <draw:line draw:style-name="gr7" draw:text-style-name="P3" draw:layer="layout" svg:x1="11.795cm" svg:y1="20.304cm" svg:x2="7.858cm" svg:y2="18.78cm">
          <text:p/>
        </draw:line>
        <draw:line draw:style-name="gr7" draw:text-style-name="P3" draw:layer="layout" svg:x1="13.954cm" svg:y1="20.05cm" svg:x2="14.718cm" svg:y2="16.24cm">
          <text:p/>
        </draw:line>
        <draw:frame draw:style-name="gr9" draw:text-style-name="P6" draw:layer="layout" svg:width="3.683cm" svg:height="1.006cm" svg:x="10.525cm" svg:y="19.298cm">
          <draw:text-box>
            <text:p text:style-name="P5"><text:span text:style-name="T1">Test </text:span><text:span text:style-name="T1">Mass</text:span><text:span text:style-name="T1">es</text:span></text:p>
          </draw:text-box>
        </draw:frame>
        <draw:line draw:style-name="gr10" draw:text-style-name="P3" draw:layer="layout" svg:x1="1.635cm" svg:y1="4.556cm" svg:x2="19.796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12:50:17.652190608</meta:creation-date>
    <dc:date>2021-04-29T13:18:17.162203885</dc:date>
    <meta:editing-duration>PT17M4S</meta:editing-duration>
    <meta:editing-cycles>5</meta:editing-cycles>
    <meta:generator>LibreOffice/6.1.5.2$Linux_X86_64 LibreOffice_project/10$Build-2</meta:generator>
    <meta:document-statistic meta:object-count="15"/>
  </office:meta>
</office:document-meta>
</file>